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4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5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6" style:family="paragraph" style:parent-style-name="Heading_20_2">
      <style:paragraph-properties fo:line-height="150%"/>
    </style:style>
    <style:style style:name="P7" style:family="paragraph" style:parent-style-name="Heading_20_2">
      <style:paragraph-properties fo:line-height="150%"/>
      <style:text-properties style:font-name="Liberation Sans" fo:font-size="12pt"/>
    </style:style>
    <style:style style:name="P8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8" text:outline-level="2"><text:bookmark-start text:name="__RefHeading___Toc701_1052241590"/><text:span text:style-name="T1">#349</text:span><text:bookmark-end text:name="__RefHeading___Toc701_1052241590"/></text:h>
        <text:p text:style-name="P1"/>
        <text:p text:style-name="P1"><text:span text:style-name="T1">A única descrição biográfica que Jesus deu de Si próprio foi, "Sou manso e humilde de coração" (</text:span><text:a xlink:type="simple" xlink:href="http://bibliaonline.com.br/acf/mt/11/29" text:style-name="Internet_20_link" text:visited-style-name="Visited_20_Internet_20_Link"><text:span text:style-name="T1">Mt 11:29</text:span></text:a><text:span text:style-name="T1">).</text:span></text:p>
        <text:p text:style-name="P1"/>
        <text:h text:style-name="P6" text:outline-level="2"><text:bookmark-start text:name="__RefHeading___Toc703_1052241590"/><text:a xlink:type="simple" xlink:href="http://bibliaonline.com.br/acf/2pe/1/1-8" text:style-name="Internet_20_link" text:visited-style-name="Visited_20_Internet_20_Link"><text:span text:style-name="T1">2 PEDRO 1, Vers. 1-8</text:span></text:a><text:bookmark-end text:name="__RefHeading___Toc703_1052241590"/></text:h>
        <text:p text:style-name="P1"/>
        <text:p text:style-name="P2">A segunda carta alerta principalmente contra aqueles que tentam fazer os verdadeiros crentes se desviarem de seguir ao Senhor. Hoje há muitos assim.</text:p>
        <text:p text:style-name="P1"/>
        <text:p text:style-name="P1"><text:a xlink:type="simple" xlink:href="http://bibliaonline.com.br/acf/2pe/1/1-4" text:style-name="Internet_20_link" text:visited-style-name="Visited_20_Internet_20_Link"><text:span text:style-name="T1">2 Pd 1:1-4</text:span></text:a><text:span text:style-name="T1"> Isso é o que todo crente tem em Cristo. Leia cuidadosamente.</text:span></text:p>
        <text:p text:style-name="P1"/>
        <text:p text:style-name="P1"><text:a xlink:type="simple" xlink:href="http://bibliaonline.com.br/acf/2pe/1/5" text:style-name="Internet_20_link" text:visited-style-name="Visited_20_Internet_20_Link"><text:span text:style-name="T1">2 Pd 1:5</text:span></text:a><text:span text:style-name="T1"> Nossa parte. Nossa responsabilidade (não para obtermos as bênçãos, mas porque as temos). O versículo 5 diz "e além disso" no sentido de "pelo mesmo motivo que temos as bênçãos" dos versículos </text:span><text:a xlink:type="simple" xlink:href="http://bibliaonline.com.br/acf/2pe/1/3,4" text:style-name="Internet_20_link" text:visited-style-name="Visited_20_Internet_20_Link"><text:span text:style-name="T1">3 e 4</text:span></text:a><text:span text:style-name="T1">, agora devemos viver nelas. Se não alimentamos a velha vida (a velha natureza) ela fica fraca. O amor (caridade) será uma parte importante de nossa vida.</text:span></text:p>
        <text:p text:style-name="P1"/>
        <text:h text:style-name="P7" text:outline-level="2"><text:bookmark-start text:name="__RefHeading___Toc705_1052241590"/>#350<text:bookmark-end text:name="__RefHeading___Toc705_1052241590"/></text:h>
        <text:p text:style-name="P1"/>
        <text:p text:style-name="P1"><text:span text:style-name="T1">É o espírito, não a mente que guia uma pessoa para o lugar onde Jesus está. A manifestação celestial é tão grande que todas as outras influências se desvanecem. Lucas </text:span><text:a xlink:type="simple" xlink:href="http://bibliaonline.com.br/acf/lc/2/8-16" text:style-name="Internet_20_link" text:visited-style-name="Visited_20_Internet_20_Link"><text:span text:style-name="T1">2:8-16</text:span></text:a><text:span text:style-name="T1">.</text:span></text:p>
        <text:p text:style-name="P1"/>
        <text:h text:style-name="P6" text:outline-level="2"><text:bookmark-start text:name="__RefHeading___Toc707_1052241590"/><text:a xlink:type="simple" xlink:href="http://bibliaonline.com.br/acf/2pe/1/9-21" text:style-name="Internet_20_link" text:visited-style-name="Visited_20_Internet_20_Link"><text:span text:style-name="T1">2 PEDRO 1, Vers. 9-21</text:span></text:a><text:bookmark-end text:name="__RefHeading___Toc707_1052241590"/></text:h>
        <text:p text:style-name="P1"/>
        <text:p text:style-name="P1"><text:a xlink:type="simple" xlink:href="http://bibliaonline.com.br/acf/2pe/1/9" text:style-name="Internet_20_link" text:visited-style-name="Visited_20_Internet_20_Link"><text:span text:style-name="T1">2 Pd 1:9</text:span></text:a><text:span text:style-name="T1"> Mas se estas coisas não fazem parte de nossa vida, então não podemos enxergar muito longe nas coisas de Deus. Olhamos para as coisas ao nosso redor.</text:span></text:p>
        <text:p text:style-name="P1"/>
        <text:p text:style-name="P1"><text:a xlink:type="simple" xlink:href="http://bibliaonline.com.br/acf/2pe/1/11" text:style-name="Internet_20_link" text:visited-style-name="Visited_20_Internet_20_Link"><text:span text:style-name="T1">2 Pd 1:11</text:span></text:a><text:span text:style-name="T1"> Se formos crentes obedientes, então vamos ser felizes e estaremos aguardando para entrar no céu.</text:span></text:p>
        <text:p text:style-name="P1"/>
        <text:p text:style-name="P1"><text:soft-page-break/><text:a xlink:type="simple" xlink:href="http://bibliaonline.com.br/acf/2pe/1/12-15" text:style-name="Internet_20_link" text:visited-style-name="Visited_20_Internet_20_Link"><text:span text:style-name="T1">2 Pd 1:12-15</text:span></text:a><text:span text:style-name="T1"> Pedro se alegrava em poder lembrá-los dessas coisas, mesmo que eles não as conhecessem. E precisamos ser lembrados disso vez após outra. Nos esquecemos logo.</text:span></text:p>
        <text:p text:style-name="P1"/>
        <text:p text:style-name="P1"><text:a xlink:type="simple" xlink:href="http://bibliaonline.com.br/acf/2pe/1/17-18" text:style-name="Internet_20_link" text:visited-style-name="Visited_20_Internet_20_Link"><text:span text:style-name="T1">2 Pd 1:17-18</text:span></text:a><text:span text:style-name="T1"> A transfiguração do Senhor em </text:span><text:a xlink:type="simple" xlink:href="http://bibliaonline.com.br/acf/mt/17" text:style-name="Internet_20_link" text:visited-style-name="Visited_20_Internet_20_Link"><text:span text:style-name="T1">Mt 17</text:span></text:a><text:span text:style-name="T1">.</text:span></text:p>
        <text:p text:style-name="P1"/>
        <text:p text:style-name="P1"><text:a xlink:type="simple" xlink:href="http://bibliaonline.com.br/acf/2pe/1/19" text:style-name="Internet_20_link" text:visited-style-name="Visited_20_Internet_20_Link"><text:span text:style-name="T1">2 Pd 1:19</text:span></text:a><text:span text:style-name="T1"> A transfiguração tornou as profecias do Antigo Testamento mais certas para os crentes. A estrela da manhã aparece antes que o dia amanheça. Nas Escrituras, o nascer do sol é o Senhor Jesus vindo em glória no princípio do milênio. Mas a estrela da manhã é o Senhor Jesus vindo para os crentes antes do milênio.</text:span></text:p>
        <text:p text:style-name="P1"/>
        <text:p text:style-name="P1"><text:a xlink:type="simple" xlink:href="http://bibliaonline.com.br/acf/2pe/1/20-21" text:style-name="Internet_20_link" text:visited-style-name="Visited_20_Internet_20_Link"><text:span text:style-name="T1">2 Pd 1:20-21</text:span></text:a><text:span text:style-name="T1"> Não podemos tomar apenas uma parte das Escrituras - devemos juntar tudo para obter o significado completo. Nenhuma profecia é explicada por si só. Mas não se esqueça de que toda profecia tem a ver com este mundo.</text:span></text:p>
        <text:p text:style-name="P1"/>
        <text:h text:style-name="P7" text:outline-level="2"><text:bookmark-start text:name="__RefHeading___Toc709_1052241590"/>#351<text:bookmark-end text:name="__RefHeading___Toc709_1052241590"/></text:h>
        <text:p text:style-name="P1"/>
        <text:p text:style-name="P1"><text:span text:style-name="T1">A manifestação celestial, e não a mente, foi o que moveu os sábios. </text:span><text:a xlink:type="simple" xlink:href="http://bibliaonline.com.br/acf/mt/2/1-11" text:style-name="Internet_20_link" text:visited-style-name="Visited_20_Internet_20_Link"><text:span text:style-name="T1">Mt 2:1-11</text:span></text:a></text:p>
        <text:p text:style-name="P1"/>
        <text:h text:style-name="P6" text:outline-level="2"><text:bookmark-start text:name="__RefHeading___Toc711_1052241590"/><text:a xlink:type="simple" xlink:href="http://bibliaonline.com.br/acf/2pe/2" text:style-name="Internet_20_link" text:visited-style-name="Visited_20_Internet_20_Link"><text:span text:style-name="T1">2 PEDRO 2</text:span></text:a><text:bookmark-end text:name="__RefHeading___Toc711_1052241590"/></text:h>
        <text:p text:style-name="P1"/>
        <text:p text:style-name="P2">Agora vêm os avisos contra os falsos mestres.</text:p>
        <text:p text:style-name="P1"/>
        <text:p text:style-name="P1"><text:a xlink:type="simple" xlink:href="http://bibliaonline.com.br/acf/2pe/2/1" text:style-name="Internet_20_link" text:visited-style-name="Visited_20_Internet_20_Link"><text:span text:style-name="T1">2 Pd 2:1</text:span></text:a><text:span text:style-name="T1"> "O Senhor que os resgatou" não significa que eles sejam pessoas salvas, embora possam parecer que sejam, mas significa que o Senhor pagou o preço na cruz de modo que eles poderiam ser salvos se cressem. Meio confuso? </text:span><text:a xlink:type="simple" xlink:href="http://bibliaonline.com.br/acf/mt/13/44,45" text:style-name="Internet_20_link" text:visited-style-name="Visited_20_Internet_20_Link"><text:span text:style-name="T1">Mt 13:44 e 45</text:span></text:a><text:span text:style-name="T1"> pode ajudar. O Senhor Jesus "comprou" o mundo a fim de poder "redimir" algumas das pessoas que havia no mundo. Muitas pessoas seriam enganadas pelos falsos mestres.</text:span></text:p>
        <text:p text:style-name="P1"/>
        <text:p text:style-name="P1"><text:a xlink:type="simple" xlink:href="http://bibliaonline.com.br/acf/2pe/2/3" text:style-name="Internet_20_link" text:visited-style-name="Visited_20_Internet_20_Link"><text:span text:style-name="T1">2 Pd 2:3</text:span></text:a><text:span text:style-name="T1"> Mas o castigo iria alcançá-los!</text:span></text:p>
        <text:p text:style-name="P1"/>
        <text:p text:style-name="P1"><text:a xlink:type="simple" xlink:href="http://bibliaonline.com.br/acf/2pe/2/4-10" text:style-name="Internet_20_link" text:visited-style-name="Visited_20_Internet_20_Link"><text:span text:style-name="T1">2 Pd 2:4-10</text:span></text:a><text:span text:style-name="T1"> Exemplos de coisas similares no passado. Os anjos que pecaram continuam hoje acorrentados e aguardando pelo juízo. No dilúvio, os ímpios não foram poupados. </text:span><text:soft-page-break/><text:span text:style-name="T1">Depois veio Sodoma e Gomorra. Pode ter parecido na ocasião que aquelas cidades permaneceriam para sempre, mas o juízo veio.</text:span></text:p>
        <text:p text:style-name="P1"/>
        <text:p text:style-name="P1"><text:a xlink:type="simple" xlink:href="http://bibliaonline.com.br/acf/2pe/2/9" text:style-name="Internet_20_link" text:visited-style-name="Visited_20_Internet_20_Link"><text:span text:style-name="T1">2 Pd 2:9</text:span></text:a><text:span text:style-name="T1"> O Senhor sabe como livrar os Seus! Não precisamos nos preocupar.</text:span></text:p>
        <text:p text:style-name="P1"/>
        <text:p text:style-name="P1"><text:a xlink:type="simple" xlink:href="http://bibliaonline.com.br/acf/2pe/2/12-22" text:style-name="Internet_20_link" text:visited-style-name="Visited_20_Internet_20_Link"><text:span text:style-name="T1">2 Pd 2:12-22</text:span></text:a><text:span text:style-name="T1"> Descrição dos homens em posições religiosas e de poder nos dias de hoje.</text:span></text:p>
        <text:p text:style-name="P1"/>
        <text:p text:style-name="P1"><text:a xlink:type="simple" xlink:href="http://bibliaonline.com.br/acf/2pe/2/20" text:style-name="Internet_20_link" text:visited-style-name="Visited_20_Internet_20_Link"><text:span text:style-name="T1">2 Pd 2:20</text:span></text:a><text:span text:style-name="T1"> Eles não têm desculpa. Pois aqui nos diz que escutaram a verdade por si próprios, e a rejeitaram. Teria sido muito melhor se nunca a tivessem escutado.</text:span></text:p>
        <text:p text:style-name="P1"/>
        <text:p text:style-name="P1"><text:a xlink:type="simple" xlink:href="http://bibliaonline.com.br/acf/2pe/2/22" text:style-name="Internet_20_link" text:visited-style-name="Visited_20_Internet_20_Link"><text:span text:style-name="T1">2 Pd 2:22</text:span></text:a><text:span text:style-name="T1"> O cão e a porca, animais impuros, mostram que essas pessoas não estão salvas.</text:span></text:p>
        <text:p text:style-name="P1"/>
        <text:h text:style-name="P7" text:outline-level="2"><text:bookmark-start text:name="__RefHeading___Toc713_1052241590"/>#352<text:bookmark-end text:name="__RefHeading___Toc713_1052241590"/></text:h>
        <text:p text:style-name="P1"/>
        <text:p text:style-name="P2">Não é por um homem ser letrado que ele é capaz de entrar nos pensamentos de Deus. Seja ele ignorante ou letrado, só existe uma maneira... para o olho enxergar o que se refere a Cristo. Onde quer que Cristo esteja firmemente fixado diante da alma, Ele Se torna a luz para a inteligência espiritual.</text:p>
        <text:p text:style-name="P1"/>
        <text:h text:style-name="P6" text:outline-level="2"><text:bookmark-start text:name="__RefHeading___Toc715_1052241590"/><text:a xlink:type="simple" xlink:href="http://bibliaonline.com.br/acf/2pe/3" text:style-name="Internet_20_link" text:visited-style-name="Visited_20_Internet_20_Link"><text:span text:style-name="T1">2 PEDRO 3</text:span></text:a><text:bookmark-end text:name="__RefHeading___Toc715_1052241590"/></text:h>
        <text:p text:style-name="P1"/>
        <text:p text:style-name="P2">O capítulo de hoje é diferente. Essas pessoas estão olhando ao redor e achando que por tudo continuar parecendo estável e certo, vai ficar assim para sempre. E as pessoas hoje em dia estão dizendo e pensando o mesmo.</text:p>
        <text:p text:style-name="P1"/>
        <text:p text:style-name="P1"><text:a xlink:type="simple" xlink:href="http://bibliaonline.com.br/acf/2pe/3/1-2" text:style-name="Internet_20_link" text:visited-style-name="Visited_20_Internet_20_Link"><text:span text:style-name="T1">2 Pd 3:1-2</text:span></text:a><text:span text:style-name="T1"> Doces sussurros de ternura para nós.</text:span></text:p>
        <text:p text:style-name="P1"/>
        <text:p text:style-name="P1"><text:a xlink:type="simple" xlink:href="http://bibliaonline.com.br/acf/2pe/3/3-4" text:style-name="Internet_20_link" text:visited-style-name="Visited_20_Internet_20_Link"><text:span text:style-name="T1">2 Pd 3:3-4</text:span></text:a><text:span text:style-name="T1"> Os zombadores que não eram salvos, por tudo parecer estável, diziam que o Senhor nunca voltaria para mudar todas as coisas.</text:span></text:p>
        <text:p text:style-name="P1"/>
        <text:p text:style-name="P1"><text:a xlink:type="simple" xlink:href="http://bibliaonline.com.br/acf/2pe/3/5-7" text:style-name="Internet_20_link" text:visited-style-name="Visited_20_Internet_20_Link"><text:span text:style-name="T1">2 Pd 3:5-7</text:span></text:a><text:span text:style-name="T1"> Deus lembra a eles (e a nós) que se esqueciam do dilúvio!</text:span></text:p>
        <text:p text:style-name="P1"/>
        <text:p text:style-name="P1"><text:soft-page-break/><text:a xlink:type="simple" xlink:href="http://bibliaonline.com.br/acf/2pe/3/8" text:style-name="Internet_20_link" text:visited-style-name="Visited_20_Internet_20_Link"><text:span text:style-name="T1">2 Pd 3:8</text:span></text:a><text:span text:style-name="T1"> Coisas pequenas e grandes são iguais para o Senhor. Um dia é como mil anos para Ele.</text:span></text:p>
        <text:p text:style-name="P1"/>
        <text:p text:style-name="P1"><text:a xlink:type="simple" xlink:href="http://bibliaonline.com.br/acf/2pe/3/9" text:style-name="Internet_20_link" text:visited-style-name="Visited_20_Internet_20_Link"><text:span text:style-name="T1">2 Pd 3:9</text:span></text:a><text:span text:style-name="T1"> O Senhor não está desatento para a Sua promessa de voltar. Ele aguarda pois não quer que alguém pereça.</text:span></text:p>
        <text:p text:style-name="P1"/>
        <text:p text:style-name="P1"><text:a xlink:type="simple" xlink:href="http://bibliaonline.com.br/acf/2pe/3/10" text:style-name="Internet_20_link" text:visited-style-name="Visited_20_Internet_20_Link"><text:span text:style-name="T1">2 Pd 3:10</text:span></text:a><text:span text:style-name="T1"> Isto refere-se a vinda do Senhor para tirar os incrédulos. (Exatamente o contrário da primeira vinda).</text:span></text:p>
        <text:p text:style-name="P1"/>
        <text:p text:style-name="P1"><text:a xlink:type="simple" xlink:href="http://bibliaonline.com.br/acf/2pe/3/11-18" text:style-name="Internet_20_link" text:visited-style-name="Visited_20_Internet_20_Link"><text:span text:style-name="T1">2 Pd 3:11-18</text:span></text:a><text:span text:style-name="T1"> Considerando que todas essas coisas passarão, que pessoas santas devemos ser!</text:span></text:p>
        <text:p text:style-name="P1"/>
        <text:p text:style-name="P1"><text:a xlink:type="simple" xlink:href="http://bibliaonline.com.br/acf/2pe/3/17-18" text:style-name="Internet_20_link" text:visited-style-name="Visited_20_Internet_20_Link"><text:span text:style-name="T1">2 Pd 3:17-18</text:span></text:a><text:span text:style-name="T1"> Precisamos ser muito cuidadosos quanto a quem escutamos. Para crescermos em graça e no conhecimento de nosso Senhor e Salvador Jesus Cristo.</text:span>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7:44:38.457005736</dc:date>
    <meta:creation-date>2018-06-11T22:51:04.642681485</meta:creation-date>
    <meta:generator>LibreOffice/6.0.7.3$Linux_X86_64 LibreOffice_project/00m0$Build-3</meta:generator>
    <meta:editing-duration>PT1M35S</meta:editing-duration>
    <meta:editing-cycles>1</meta:editing-cycles>
    <meta:document-statistic meta:table-count="0" meta:image-count="0" meta:object-count="0" meta:page-count="4" meta:paragraph-count="38" meta:word-count="826" meta:character-count="4546" meta:non-whitespace-character-count="3758"/>
  </office:meta>
</office:document-meta>
</file>